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e96f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c31c6" officeooo:paragraph-rsid="001c31c6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fo:font-weight="normal" officeooo:rsid="001c31c6" officeooo:paragraph-rsid="001c31c6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c31c6" officeooo:paragraph-rsid="001c31c6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c31c6" officeooo:paragraph-rsid="001c31c6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31c6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c31c6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Times New Roman" fo:language="ru" fo:country="RU" fo:font-weight="normal" officeooo:rsid="001c31c6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size="18pt" fo:font-weight="bold" style:font-size-asian="18pt" style:font-weight-asian="bold" style:font-name-complex="Times New Roman1"/>
    </style:style>
    <style:style style:name="T9" style:family="text">
      <style:text-properties fo:font-size="18pt" fo:language="en" fo:country="US" fo:font-weight="bold" officeooo:rsid="001ae96f" style:font-size-asian="18pt" style:font-weight-asian="bold" style:font-name-complex="Times New Roman1"/>
    </style:style>
    <style:style style:name="T10" style:family="text">
      <style:text-properties fo:font-size="14pt" style:font-size-asian="14pt" style:font-name-complex="Times New Roman1" style:font-size-complex="14pt"/>
    </style:style>
    <style:style style:name="T11" style:family="text">
      <style:text-properties fo:font-size="14pt" officeooo:rsid="000e9cab" style:font-size-asian="14pt" style:font-name-complex="Times New Roman1" style:font-size-complex="14pt"/>
    </style:style>
    <style:style style:name="T12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13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1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5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16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7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8" style:family="text">
      <style:text-properties fo:color="#b9bcd1" loext:opacity="100%" style:font-name="JetBrains Mono" fo:font-size="10pt" fo:font-style="normal" style:font-size-asian="10pt" style:font-style-asian="normal"/>
    </style:style>
    <style:style style:name="T19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0" style:family="text">
      <style:text-properties fo:color="#5f8c8a" loext:opacity="100%" style:font-name="JetBrains Mono" fo:font-size="10pt" fo:font-style="normal" style:font-size-asian="10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8">Лабораторная работа №</text:span><text:span text:style-name="T9">9</text:span><text:span text:style-name="T8"><text:line-break/></text:span><text:span text:style-name="T10">по дисциплине: «</text:span><text:span text:style-name="T11">ООП</text:span><text:span text:style-name="T10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20"><text:soft-page-break/><text:span text:style-name="T2">Те</text:span><text:span text:style-name="T3">ма: Использование стандартной библиотеки шаблонов STL </text:span><text:span text:style-name="T5">. </text:span></text:p>
      <text:p text:style-name="P21"><text:span text:style-name="T1">Вариант: </text:span><text:span text:style-name="T5">23</text:span></text:p>
      <text:p text:style-name="P21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18">Задание:</text:p>
      <text:p text:style-name="P19"><text:span text:style-name="T6">1. </text:span><text:span text:style-name="T5">Изучить теоретические сведения о шаблонах классов в С++.</text:span></text:p>
      <text:p text:style-name="P19"><text:span text:style-name="T6">2. </text:span><text:span text:style-name="T5">Разработать программу в соответствии с заданным вариантом задания</text:span></text:p>
      <text:p text:style-name="P17">3. Оформить отчет.</text:p>
      <text:p text:style-name="P18">Выполнение работы:</text:p>
      <text:p text:style-name="P26"><text:span text:style-name="T4">Задание: </text:span>Разработать программное обеспечение для решения следующей задачи: преобразование математического выражения в обратную польскую запись, для хранения использовать stack, выполнить вычисления. Реализовать вычисление сложения, вычитания, и других арифметических операций над stack </text:p>
      <text:p text:style-name="P25">Код программы:</text:p>
      <text:p text:style-name="P23"><text:span text:style-name="T12">#include </text:span><text:span text:style-name="T13">&lt;iostream&gt;</text:span><text:line-break/><text:span text:style-name="T12">#include </text:span><text:span text:style-name="T13">&lt;stack&gt;</text:span><text:line-break/><text:span text:style-name="T12">#include </text:span><text:span text:style-name="T13">&lt;string&gt;</text:span><text:line-break/><text:span text:style-name="T12">#include </text:span><text:span text:style-name="T13">&lt;cctype&gt;</text:span><text:line-break/><text:line-break/><text:span text:style-name="T14">using namespace </text:span><text:span text:style-name="T15">std</text:span><text:span text:style-name="T14">;</text:span><text:line-break/><text:line-break/><text:span text:style-name="T14">int </text:span><text:span text:style-name="T19">getPriority</text:span><text:span text:style-name="T16">(</text:span><text:span text:style-name="T14">char </text:span><text:span text:style-name="T16">operation) {</text:span><text:line-break/><text:span text:style-name="T16"> <text:s/></text:span><text:span text:style-name="T14">if </text:span><text:span text:style-name="T16">(operation == </text:span><text:span text:style-name="T13">'+' </text:span><text:span text:style-name="T16">|| operation == </text:span><text:span text:style-name="T13">'-'</text:span><text:span text:style-name="T16">)</text:span><text:line-break/><text:span text:style-name="T16"> <text:s text:c="3"/></text:span><text:span text:style-name="T14">return </text:span><text:span text:style-name="T17">1</text:span><text:span text:style-name="T14">;</text:span><text:line-break/><text:span text:style-name="T14"> <text:s/>else if </text:span><text:span text:style-name="T16">(operation == </text:span><text:span text:style-name="T13">'*' </text:span><text:span text:style-name="T16">|| operation == </text:span><text:span text:style-name="T13">'/'</text:span><text:span text:style-name="T16">)</text:span><text:line-break/><text:span text:style-name="T16"> <text:s text:c="3"/></text:span><text:span text:style-name="T14">return </text:span><text:span text:style-name="T17">2</text:span><text:span text:style-name="T14">;</text:span><text:line-break/><text:span text:style-name="T14"> <text:s/>else</text:span><text:line-break/><text:span text:style-name="T14"> <text:s text:c="3"/>return </text:span><text:span text:style-name="T17">0</text:span><text:span text:style-name="T14">;</text:span><text:line-break/><text:span text:style-name="T16">}</text:span><text:line-break/><text:line-break/><text:span text:style-name="T14">int </text:span><text:span text:style-name="T19">Calculate</text:span><text:span text:style-name="T16">(</text:span><text:span text:style-name="T14">int </text:span><text:span text:style-name="T16">op1</text:span><text:span text:style-name="T14">, int </text:span><text:span text:style-name="T16">op2</text:span><text:span text:style-name="T14">, char </text:span><text:span text:style-name="T16">op) {</text:span><text:line-break/><text:span text:style-name="T16"> <text:s/></text:span><text:span text:style-name="T14">if </text:span><text:span text:style-name="T16">(op == </text:span><text:span text:style-name="T13">'+'</text:span><text:span text:style-name="T16">)</text:span><text:line-break/><text:span text:style-name="T16"> <text:s text:c="3"/></text:span><text:span text:style-name="T14">return </text:span><text:span text:style-name="T16">op1 + op2</text:span><text:span text:style-name="T14">;</text:span><text:line-break/><text:span text:style-name="T14"> <text:s/>else if </text:span><text:span text:style-name="T16">(op == </text:span><text:span text:style-name="T13">'-'</text:span><text:span text:style-name="T16">)</text:span><text:line-break/><text:span text:style-name="T16"> <text:s text:c="3"/></text:span><text:span text:style-name="T14">return </text:span><text:span text:style-name="T16">op1 - op2</text:span><text:span text:style-name="T14">;</text:span><text:line-break/><text:span text:style-name="T14"> <text:s/>else if </text:span><text:span text:style-name="T16">(op == </text:span><text:span text:style-name="T13">'*'</text:span><text:span text:style-name="T16">)</text:span><text:line-break/><text:span text:style-name="T16"> <text:s text:c="3"/></text:span><text:span text:style-name="T14">return </text:span><text:span text:style-name="T16">op1 * op2</text:span><text:span text:style-name="T14">;</text:span><text:line-break/><text:span text:style-name="T14"> <text:s/>else if </text:span><text:span text:style-name="T16">(op == </text:span><text:span text:style-name="T13">'/'</text:span><text:span text:style-name="T16">)</text:span><text:line-break/><text:span text:style-name="T16"> <text:s text:c="3"/></text:span><text:span text:style-name="T14">return </text:span><text:span text:style-name="T16">op1 / op2</text:span><text:span text:style-name="T14">;</text:span><text:line-break/><text:span text:style-name="T14"> <text:s/>else</text:span><text:line-break/><text:span text:style-name="T14"> <text:s text:c="3"/>return </text:span><text:span text:style-name="T17">0</text:span><text:span text:style-name="T14">;</text:span><text:line-break/><text:span text:style-name="T16">}</text:span><text:line-break/><text:line-break/><text:span text:style-name="T18">string </text:span><text:span text:style-name="T19">getReversePolish</text:span><text:span text:style-name="T16">(</text:span><text:span text:style-name="T14">const </text:span><text:span text:style-name="T18">string</text:span><text:span text:style-name="T16">&amp; infixInputString) {</text:span><text:line-break/><text:span text:style-name="T16"> <text:s/></text:span><text:span text:style-name="T15">stack</text:span><text:span text:style-name="T16">&lt;</text:span><text:span text:style-name="T14">char</text:span><text:span text:style-name="T16">&gt; operatorStack</text:span><text:span text:style-name="T14">;</text:span><text:line-break/><text:span text:style-name="T14"> <text:s/></text:span><text:span text:style-name="T18">string </text:span><text:span text:style-name="T16">postfix</text:span><text:span text:style-name="T14">;</text:span><text:line-break/><text:span text:style-name="T14"> <text:s/>for </text:span><text:span text:style-name="T16">(</text:span><text:span text:style-name="T14">char </text:span><text:span text:style-name="T16">current : infixInputString) {</text:span><text:line-break/><text:span text:style-name="T16"> <text:s text:c="3"/></text:span><text:span text:style-name="T14">if </text:span><text:span text:style-name="T16">(isdigit(current)) {</text:span><text:line-break/><text:span text:style-name="T16"> <text:s text:c="5"/>postfix </text:span><text:span text:style-name="T20">+= </text:span><text:span text:style-name="T16">current</text:span><text:span text:style-name="T14">;</text:span><text:line-break/><text:span text:style-name="T14"> <text:s text:c="3"/></text:span><text:span text:style-name="T16">} </text:span><text:span text:style-name="T14">else if </text:span><text:span text:style-name="T16">(current == </text:span><text:span text:style-name="T13">'('</text:span><text:span text:style-name="T16">) {</text:span><text:line-break/><text:span text:style-name="T16"> <text:s text:c="5"/>operatorStack.push(current)</text:span><text:span text:style-name="T14">;</text:span><text:line-break/><text:soft-page-break/><text:span text:style-name="T14"> <text:s text:c="3"/></text:span><text:span text:style-name="T16">} </text:span><text:span text:style-name="T14">else if </text:span><text:span text:style-name="T16">(current == </text:span><text:span text:style-name="T13">')'</text:span><text:span text:style-name="T16">) {</text:span><text:line-break/><text:span text:style-name="T16"> <text:s text:c="5"/></text:span><text:span text:style-name="T14">while </text:span><text:span text:style-name="T16">(!operatorStack.empty() &amp;&amp; operatorStack.top() != </text:span><text:span text:style-name="T13">'('</text:span><text:span text:style-name="T16">) {</text:span><text:line-break/><text:span text:style-name="T16"> <text:s text:c="7"/>postfix </text:span><text:span text:style-name="T20">+= </text:span><text:span text:style-name="T16">operatorStack.top()</text:span><text:span text:style-name="T14">;</text:span><text:line-break/><text:span text:style-name="T14"> <text:s text:c="7"/></text:span><text:span text:style-name="T16">operatorStack.pop()</text:span><text:span text:style-name="T14">;</text:span><text:line-break/><text:span text:style-name="T14"> <text:s text:c="5"/></text:span><text:span text:style-name="T16">}</text:span><text:line-break/><text:span text:style-name="T16"> <text:s text:c="5"/></text:span><text:span text:style-name="T14">if </text:span><text:span text:style-name="T16">(!operatorStack.empty() &amp;&amp; operatorStack.top() == </text:span><text:span text:style-name="T13">'('</text:span><text:span text:style-name="T16">) {</text:span><text:line-break/><text:span text:style-name="T16"> <text:s text:c="7"/>operatorStack.pop()</text:span><text:span text:style-name="T14">;</text:span><text:line-break/><text:span text:style-name="T14"> <text:s text:c="5"/></text:span><text:span text:style-name="T16">}</text:span><text:line-break/><text:span text:style-name="T16"> <text:s text:c="3"/>} </text:span><text:span text:style-name="T14">else </text:span><text:span text:style-name="T16">{</text:span><text:line-break/><text:span text:style-name="T16"> <text:s text:c="5"/></text:span><text:span text:style-name="T14">while </text:span><text:span text:style-name="T16">(!operatorStack.empty() &amp;&amp; getPriority(current) &lt;=</text:span><text:line-break/><text:span text:style-name="T16"> <text:s text:c="38"/>getPriority(operatorStack.top())) {</text:span><text:line-break/><text:span text:style-name="T16"> <text:s text:c="7"/>postfix </text:span><text:span text:style-name="T20">+= </text:span><text:span text:style-name="T16">operatorStack.top()</text:span><text:span text:style-name="T14">;</text:span><text:line-break/><text:span text:style-name="T14"> <text:s text:c="7"/></text:span><text:span text:style-name="T16">operatorStack.pop()</text:span><text:span text:style-name="T14">;</text:span><text:line-break/><text:span text:style-name="T14"> <text:s text:c="5"/></text:span><text:span text:style-name="T16">}</text:span><text:line-break/><text:span text:style-name="T16"> <text:s text:c="5"/>operatorStack.push(current)</text:span><text:span text:style-name="T14">;</text:span><text:line-break/><text:span text:style-name="T14"> <text:s text:c="3"/></text:span><text:span text:style-name="T16">}</text:span><text:line-break/><text:span text:style-name="T16"> <text:s/>}</text:span><text:line-break/><text:span text:style-name="T16"> <text:s/></text:span><text:span text:style-name="T14">while </text:span><text:span text:style-name="T16">(!operatorStack.empty()) {</text:span><text:line-break/><text:span text:style-name="T16"> <text:s text:c="3"/>postfix </text:span><text:span text:style-name="T20">+= </text:span><text:span text:style-name="T16">operatorStack.top()</text:span><text:span text:style-name="T14">;</text:span><text:line-break/><text:span text:style-name="T14"> <text:s text:c="3"/></text:span><text:span text:style-name="T16">operatorStack.pop()</text:span><text:span text:style-name="T14">;</text:span><text:line-break/><text:span text:style-name="T14"> <text:s/></text:span><text:span text:style-name="T16">}</text:span><text:line-break/><text:span text:style-name="T16"> <text:s/></text:span><text:span text:style-name="T14">return </text:span><text:span text:style-name="T16">postfix</text:span><text:span text:style-name="T14">;</text:span><text:line-break/><text:span text:style-name="T16">}</text:span><text:line-break/><text:line-break/><text:span text:style-name="T14">int </text:span><text:span text:style-name="T19">EvaluatePostfixExpression</text:span><text:span text:style-name="T16">(</text:span><text:span text:style-name="T14">const </text:span><text:span text:style-name="T18">string</text:span><text:span text:style-name="T16">&amp; postfix) {</text:span><text:line-break/><text:span text:style-name="T16"> <text:s/></text:span><text:span text:style-name="T15">stack</text:span><text:span text:style-name="T16">&lt;</text:span><text:span text:style-name="T14">int</text:span><text:span text:style-name="T16">&gt; operandStack</text:span><text:span text:style-name="T14">;</text:span><text:line-break/><text:span text:style-name="T14"> <text:s/>for </text:span><text:span text:style-name="T16">(</text:span><text:span text:style-name="T14">char </text:span><text:span text:style-name="T16">current : postfix) {</text:span><text:line-break/><text:span text:style-name="T16"> <text:s text:c="3"/></text:span><text:span text:style-name="T14">if </text:span><text:span text:style-name="T16">(isdigit(current)) {</text:span><text:line-break/><text:span text:style-name="T16"> <text:s text:c="5"/>operandStack.push(current - </text:span><text:span text:style-name="T13">'0'</text:span><text:span text:style-name="T16">)</text:span><text:span text:style-name="T14">;</text:span><text:line-break/><text:span text:style-name="T14"> <text:s text:c="3"/></text:span><text:span text:style-name="T16">} </text:span><text:span text:style-name="T14">else </text:span><text:span text:style-name="T16">{</text:span><text:line-break/><text:span text:style-name="T16"> <text:s text:c="5"/></text:span><text:span text:style-name="T14">int </text:span><text:span text:style-name="T16">op2 = operandStack.top()</text:span><text:span text:style-name="T14">;</text:span><text:line-break/><text:span text:style-name="T14"> <text:s text:c="5"/></text:span><text:span text:style-name="T16">operandStack.pop()</text:span><text:span text:style-name="T14">;</text:span><text:line-break/><text:span text:style-name="T14"> <text:s text:c="5"/>int </text:span><text:span text:style-name="T16">op1 = operandStack.top()</text:span><text:span text:style-name="T14">;</text:span><text:line-break/><text:span text:style-name="T14"> <text:s text:c="5"/></text:span><text:span text:style-name="T16">operandStack.pop()</text:span><text:span text:style-name="T14">;</text:span><text:line-break/><text:span text:style-name="T14"> <text:s text:c="5"/>int </text:span><text:span text:style-name="T16">result = Calculate(op1</text:span><text:span text:style-name="T14">, </text:span><text:span text:style-name="T16">op2</text:span><text:span text:style-name="T14">, </text:span><text:span text:style-name="T16">current)</text:span><text:span text:style-name="T14">;</text:span><text:line-break/><text:span text:style-name="T14"> <text:s text:c="5"/></text:span><text:span text:style-name="T16">operandStack.push(result)</text:span><text:span text:style-name="T14">;</text:span><text:line-break/><text:span text:style-name="T14"> <text:s text:c="3"/></text:span><text:span text:style-name="T16">}</text:span><text:line-break/><text:span text:style-name="T16"> <text:s/>}</text:span><text:line-break/><text:span text:style-name="T16"> <text:s/></text:span><text:span text:style-name="T14">return </text:span><text:span text:style-name="T16">operandStack.top()</text:span><text:span text:style-name="T14">;</text:span><text:line-break/><text:span text:style-name="T16">}</text:span><text:line-break/><text:line-break/><text:span text:style-name="T14">void </text:span><text:span text:style-name="T19">getSolution</text:span><text:span text:style-name="T16">(</text:span><text:span text:style-name="T18">string </text:span><text:span text:style-name="T16">&amp;infix) {</text:span><text:line-break/><text:span text:style-name="T16"> <text:s/>cout </text:span><text:span text:style-name="T20">&lt;&lt; </text:span><text:span text:style-name="T13">"normal exp: " </text:span><text:span text:style-name="T20">&lt;&lt; </text:span><text:span text:style-name="T16">infix </text:span><text:span text:style-name="T20">&lt;&lt; </text:span><text:span text:style-name="T16">endl</text:span><text:span text:style-name="T14">;</text:span><text:line-break/><text:span text:style-name="T14"> <text:s/></text:span><text:span text:style-name="T18">string </text:span><text:span text:style-name="T16">postfix = getReversePolish(infix)</text:span><text:span text:style-name="T14">;</text:span><text:line-break/><text:span text:style-name="T14"> <text:s/></text:span><text:span text:style-name="T16">cout </text:span><text:span text:style-name="T20">&lt;&lt; </text:span><text:span text:style-name="T13">"reverse polish exp: " </text:span><text:span text:style-name="T20">&lt;&lt; </text:span><text:span text:style-name="T16">postfix </text:span><text:span text:style-name="T20">&lt;&lt; </text:span><text:span text:style-name="T16">endl</text:span><text:span text:style-name="T14">;</text:span><text:line-break/><text:span text:style-name="T14"> <text:s/>int </text:span><text:span text:style-name="T16">result = EvaluatePostfixExpression(postfix)</text:span><text:span text:style-name="T14">;</text:span><text:line-break/><text:span text:style-name="T14"> <text:s/></text:span><text:span text:style-name="T16">cout </text:span><text:span text:style-name="T20">&lt;&lt; </text:span><text:span text:style-name="T13">"result: " </text:span><text:span text:style-name="T20">&lt;&lt; </text:span><text:span text:style-name="T16">result </text:span><text:span text:style-name="T20">&lt;&lt; </text:span><text:span text:style-name="T16">endl </text:span><text:span text:style-name="T20">&lt;&lt; </text:span><text:span text:style-name="T16">endl</text:span><text:span text:style-name="T14">;</text:span><text:line-break/><text:span text:style-name="T16">}</text:span><text:line-break/><text:line-break/><text:span text:style-name="T14">int </text:span><text:span text:style-name="T19">main</text:span><text:span text:style-name="T16">() {</text:span><text:line-break/><text:span text:style-name="T16"> <text:s/></text:span><text:span text:style-name="T18">string </text:span><text:span text:style-name="T16">infix = </text:span><text:span text:style-name="T13">"1+2*3-7"</text:span><text:span text:style-name="T14">;</text:span><text:line-break/><text:span text:style-name="T14"> <text:s/></text:span><text:span text:style-name="T16">getSolution(infix)</text:span><text:span text:style-name="T14">;</text:span><text:line-break/><text:span text:style-name="T14"> <text:s/></text:span><text:span text:style-name="T16">infix </text:span><text:span text:style-name="T20">= </text:span><text:span text:style-name="T13">"(5+6)*8/2"</text:span><text:span text:style-name="T14">;</text:span><text:line-break/><text:span text:style-name="T14"> <text:s/></text:span><text:span text:style-name="T16">getSolution(infix)</text:span><text:span text:style-name="T14">;</text:span><text:line-break/><text:span text:style-name="T14"> <text:s/></text:span><text:span text:style-name="T16">infix </text:span><text:span text:style-name="T20">= </text:span><text:span text:style-name="T13">"2+2*2"</text:span><text:span text:style-name="T14">;</text:span><text:line-break/><text:span text:style-name="T14"> <text:s/></text:span><text:span text:style-name="T16">getSolution(infix)</text:span><text:span text:style-name="T14">;</text:span><text:line-break/><text:span text:style-name="T14"> <text:s/>return </text:span><text:span text:style-name="T17">0</text:span><text:span text:style-name="T14">;</text:span><text:line-break/><text:span text:style-name="T16">}</text:span></text:p>
      <text:p text:style-name="P22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24T16:08:50.898000000</dc:date>
    <meta:editing-duration>P1DT5H52M54S</meta:editing-duration>
    <meta:editing-cycles>8</meta:editing-cycles>
    <meta:document-statistic meta:table-count="0" meta:image-count="0" meta:object-count="0" meta:page-count="3" meta:paragraph-count="22" meta:word-count="418" meta:character-count="3512" meta:non-whitespace-character-count="2797"/>
  </office:meta>
</office:document-meta>
</file>